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63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13.929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office:value-type="string">
            <text:p>Opcodes 1 -255</text:p>
          </table:table-cell>
          <table:table-cell table:number-columns-repeated="1023"/>
        </table:table-row>
        <table:table-row table:style-name="ro1"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table:number-columns-repeated="20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Commands</text:p>
          </table:table-cell>
          <table:table-cell office:value-type="string">
            <text:p>Von 1 aufsteigend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tfile</text:p>
          </table:table-cell>
          <table:table-cell/>
          <table:table-cell office:value-type="string">
            <text:p>filehash</text:p>
          </table:table-cell>
          <table:table-cell office:value-type="string">
            <text:p>filechunk begin (long)</text:p>
          </table:table-cell>
          <table:table-cell office:value-type="string">
            <text:p>filechunk end (long)</text:p>
          </table:table-cell>
          <table:table-cell office:value-type="string">
            <text:p>getfile request, antwort mit putfile, dann werden daten geschickt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tfile</text:p>
          </table:table-cell>
          <table:table-cell/>
          <table:table-cell office:value-type="string">
            <text:p>filehash</text:p>
          </table:table-cell>
          <table:table-cell office:value-type="string">
            <text:p>filechunk begin (long)</text:p>
          </table:table-cell>
          <table:table-cell office:value-type="string">
            <text:p>filechunk end (long)</text:p>
          </table:table-cell>
          <table:table-cell office:value-type="string">
            <text:p>antwort auf getfile, Vorteil: paralleles verschicken, da stream unterbrochen und mit neuem putfile anderer stream forgesetzt werden kann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tmeta</text:p>
          </table:table-cell>
          <table:table-cell/>
          <table:table-cell office:value-type="string">
            <text:p>filehash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tmeta</text:p>
          </table:table-cell>
          <table:table-cell/>
          <table:table-cell office:value-type="string">
            <text:p>filehash</text:p>
          </table:table-cell>
          <table:table-cell office:value-type="string">
            <text:p>metalength (long)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tfilelis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utfilelist</text:p>
          </table:table-cell>
          <table:table-cell/>
          <table:table-cell office:value-type="string">
            <text:p>length (long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rrors</text:p>
          </table:table-cell>
          <table:table-cell office:value-type="string">
            <text:p>Von 255 absteigend</text:p>
          </table:table-cell>
          <table:table-cell table:number-columns-repeated="102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Unknown Opcode</text:p>
          </table:table-cell>
          <table:table-cell table:number-columns-repeated="102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Resource Error</text:p>
          </table:table-cell>
          <table:table-cell/>
          <table:table-cell office:value-type="string">
            <text:p>filehash</text:p>
          </table:table-cell>
          <table:table-cell office:value-type="string">
            <text:p>payloadlength (long)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4">14/09/2009</text:date>, <text:time>01:3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Rodler</meta:initial-creator>
    <meta:creation-date>2009-09-14T00:21:46</meta:creation-date>
    <dc:date>2009-09-14T01:32:11</dc:date>
    <dc:creator>Michael Rodler</dc:creator>
    <meta:editing-duration>PT00H24M41S</meta:editing-duration>
    <meta:editing-cycles>3</meta:editing-cycles>
    <meta:generator>OpenOffice.org/3.1$Unix OpenOffice.org_project/310m19$Build-9420</meta:generator>
    <meta:document-statistic meta:table-count="3" meta:cell-count="610" meta:object-count="0"/>
  </office:meta>
</office:document-meta>
</file>